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middle" draw:auto-grow-height="false" fo:min-height="1.826cm" fo:min-width="8.033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middle" draw:auto-grow-height="false" fo:min-height="1.906cm" fo:min-width="8.033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middle" draw:auto-grow-height="false" fo:min-height="1.02cm" fo:min-width="5.215cm" fo:padding-top="0.165cm" fo:padding-bottom="0.165cm" fo:padding-left="0.29cm" fo:padding-right="0.29cm"/>
      <style:paragraph-properties style:writing-mode="lr-tb"/>
    </style:style>
    <style:style style:name="gr4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svg:stroke-width="0.081cm" svg:stroke-color="#ffb66c" draw:marker-start-width="0.321cm" draw:marker-end-width="0.321cm" draw:fill-color="#ffdbb6" draw:textarea-horizontal-align="justify" draw:textarea-vertical-align="middle" draw:auto-grow-height="false" fo:min-height="1.097cm" fo:min-width="1.745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ffb66c" draw:marker-start-width="0.321cm" draw:marker-end-width="0.321cm" draw:fill-color="#ffdbb6" draw:textarea-horizontal-align="justify" draw:textarea-vertical-align="middle" draw:auto-grow-height="false" fo:min-height="1.017cm" fo:min-width="1.665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objectwithoutfill">
      <style:graphic-properties svg:stroke-width="0.053cm" svg:stroke-color="#1c1c1c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top" draw:auto-grow-height="false" fo:min-height="7.654cm" fo:min-width="11.714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804cm" fo:min-width="3.901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svg:stroke-width="0.081cm" svg:stroke-color="#ffb66c" draw:marker-start-width="0.321cm" draw:marker-end-width="0.321cm" draw:fill-color="#ffdbb6" draw:textarea-horizontal-align="justify" draw:textarea-vertical-align="middle" draw:auto-grow-height="false" fo:min-height="2.874cm" fo:min-width="2.914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3.433cm" fo:min-width="3.812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715cm" fo:min-width="2.592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svg:stroke-width="0.081cm" svg:stroke-color="#ffb66c" draw:marker-start-width="0.321cm" draw:marker-end-width="0.321cm" draw:fill-color="#ffdbb6" draw:textarea-horizontal-align="justify" draw:textarea-vertical-align="middle" draw:auto-grow-height="false" fo:min-height="5.023cm" fo:min-width="6.151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655cm" fo:min-width="10.422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svg:stroke-width="0.081cm" svg:stroke-color="#ffb66c" draw:marker-start-width="0.321cm" draw:marker-end-width="0.321cm" draw:fill-color="#ffdbb6" draw:textarea-horizontal-align="justify" draw:textarea-vertical-align="middle" draw:auto-grow-height="false" fo:min-height="3.401cm" fo:min-width="10.977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655cm" fo:min-width="4.072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878cm" fo:min-width="4.123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655cm" fo:min-width="4.123cm" fo:padding-top="0.165cm" fo:padding-bottom="0.165cm" fo:padding-left="0.29cm" fo:padding-right="0.29cm"/>
      <style:paragraph-properties style:writing-mode="lr-tb"/>
    </style:style>
    <style:style style:name="gr21" style:family="graphic" style:parent-style-name="objectwithoutfill">
      <style:graphic-properties svg:stroke-width="0.081cm" svg:stroke-color="#1c1c1c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8.56cm" fo:min-width="18.216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575cm" fo:min-width="3.992cm" fo:padding-top="0.165cm" fo:padding-bottom="0.165cm" fo:padding-left="0.29cm" fo:padding-right="0.29cm"/>
      <style:paragraph-properties style:writing-mode="lr-tb"/>
    </style:style>
    <style:style style:name="gr24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6.401cm" fo:min-width="18.216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515cm" fo:min-width="3.992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5.705cm" fo:min-width="6.136cm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515cm" fo:min-width="18.17cm" fo:padding-top="0.165cm" fo:padding-bottom="0.165cm" fo:padding-left="0.29cm" fo:padding-right="0.29cm"/>
      <style:paragraph-properties style:writing-mode="lr-tb"/>
    </style:style>
    <style:style style:name="gr28" style:family="graphic" style:parent-style-name="objectwithoutfill">
      <style:graphic-properties svg:stroke-width="0.159cm" svg:stroke-color="#1c1c1c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29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bottom" draw:auto-grow-height="false" fo:min-height="9.576cm" fo:min-width="10.088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584cm" fo:min-width="3.52cm" fo:padding-top="0.165cm" fo:padding-bottom="0.165cm" fo:padding-left="0.29cm" fo:padding-right="0.29cm"/>
      <style:paragraph-properties style:writing-mode="lr-tb"/>
    </style:style>
    <style:style style:name="gr31" style:family="graphic" style:parent-style-name="objectwithoutfill">
      <style:graphic-properties svg:stroke-width="0.081cm" svg:stroke-color="#1c1c1c" draw:marker-start-width="0.321cm" draw:marker-end="Arrow" draw:marker-end-width="0.421cm" draw:fill="solid" draw:fill-color="#ffffff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-color="#ffdbb6"/>
      <style:paragraph-properties fo:text-align="center"/>
      <style:text-properties fo:font-size="24pt" style:font-size-asian="24pt" style:font-size-complex="24pt"/>
    </style:style>
    <style:style style:name="P7" style:family="paragraph">
      <style:paragraph-properties fo:text-align="center"/>
      <style:text-properties fo:font-weight="bold"/>
    </style:style>
    <style:style style:name="P8" style:family="paragraph">
      <loext:graphic-properties draw:fill-color="#ffffff"/>
      <style:paragraph-properties fo:text-align="center"/>
      <style:text-properties fo:font-weight="bold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ffdbb6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-color="#ffdbb6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33% 58%" fo:font-size="24pt" style:font-size-asian="24pt" style:font-size-complex="24pt"/>
    </style:style>
    <style:style style:name="T3" style:family="text">
      <style:text-properties style:text-position="0% 100%"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065cm" svg:height="3.048cm" svg:x="1.667cm" svg:y="1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2.065cm" svg:height="3.048cm" svg:x="1.667cm" svg:y="10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5.715cm" svg:height="1.27cm" svg:x="4.842cm" svg:y="6.62cm">
          <text:p text:style-name="P2">Program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.256cm" svg:y1="3.264cm" svg:x2="7.699cm" svg:y2="6.62cm" draw:start-shape="id1" draw:start-glue-point="2" draw:end-shape="id2" draw:end-glue-point="0" svg:d="M5256 3264l2443 3356" svg:viewBox="0 0 2444 3357">
          <text:p/>
        </draw:connector>
        <draw:connector draw:style-name="gr4" draw:text-style-name="P3" draw:layer="layout" draw:type="line" svg:x1="9.859cm" svg:y1="3.699cm" svg:x2="7.699cm" svg:y2="6.62cm" draw:start-shape="id3" draw:start-glue-point="8" draw:end-shape="id2" draw:end-glue-point="0" svg:d="M9859 3699l-2160 2921" svg:viewBox="0 0 2161 2922">
          <text:p/>
        </draw:connector>
        <draw:frame draw:style-name="gr5" draw:text-style-name="P4" xml:id="id1" draw:id="id1" draw:layer="layout" svg:width="2.936cm" svg:height="0.962cm" svg:x="3.788cm" svg:y="2.302cm">
          <draw:text-box>
            <text:p>Input set</text:p>
          </draw:text-box>
        </draw:frame>
        <draw:custom-shape draw:style-name="gr6" draw:text-style-name="P6" xml:id="id3" draw:id="id3" draw:layer="layout" svg:width="3.175cm" svg:height="1.905cm" svg:x="8.271cm" svg:y="1.794cm">
          <text:p text:style-name="P5"><text:span text:style-name="T1">I</text:span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" draw:id="id4" draw:layer="layout" svg:width="3.431cm" svg:height="0.962cm" svg:x="3.789cm" svg:y="11.302cm">
          <draw:text-box>
            <text:p>Output set</text:p>
          </draw:text-box>
        </draw:frame>
        <draw:custom-shape draw:style-name="gr7" draw:text-style-name="P6" xml:id="id5" draw:id="id5" draw:layer="layout" svg:width="3.175cm" svg:height="1.905cm" svg:x="8.272cm" svg:y="10.794cm">
          <text:p text:style-name="P5"><text:span text:style-name="T3">O</text:span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7.699cm" svg:y1="7.89cm" svg:x2="5.504cm" svg:y2="11.302cm" draw:start-shape="id2" draw:start-glue-point="2" draw:end-shape="id4" draw:end-glue-point="0" svg:d="M7699 7890l-2195 3412" svg:viewBox="0 0 2196 3413">
          <text:p/>
        </draw:connector>
        <draw:connector draw:style-name="gr4" draw:text-style-name="P3" draw:layer="layout" draw:type="line" svg:x1="7.699cm" svg:y1="7.89cm" svg:x2="9.86cm" svg:y2="10.794cm" draw:start-shape="id2" draw:start-glue-point="2" draw:end-shape="id5" draw:end-glue-point="4" svg:d="M7699 7890l2161 2904" svg:viewBox="0 0 2162 2905">
          <text:p/>
        </draw:connector>
        <draw:frame draw:style-name="gr8" draw:text-style-name="P4" xml:id="id7" draw:id="id7" draw:layer="layout" svg:width="5.607cm" svg:height="1.673cm" svg:x="14.494cm" svg:y="1.032cm">
          <draw:text-box>
            <text:p>Inputs causing</text:p>
            <text:p>erroneous outputs</text:p>
          </draw:text-box>
        </draw:frame>
        <draw:frame draw:style-name="gr8" draw:text-style-name="P4" xml:id="id6" draw:id="id6" draw:layer="layout" svg:width="5.679cm" svg:height="0.962cm" svg:x="14.495cm" svg:y="10.033cm">
          <draw:text-box>
            <text:p>Erroneous outputs</text:p>
          </draw:text-box>
        </draw:frame>
        <draw:connector draw:style-name="gr9" draw:text-style-name="P3" draw:layer="layout" draw:type="line" svg:x1="14.495cm" svg:y1="10.514cm" svg:x2="11.447cm" svg:y2="11.747cm" draw:start-shape="id6" draw:start-glue-point="3" draw:end-shape="id5" draw:end-glue-point="10" svg:d="M14495 10514l-3048 1233" svg:viewBox="0 0 3049 1234">
          <text:p/>
        </draw:connector>
        <draw:connector draw:style-name="gr9" draw:text-style-name="P3" draw:layer="layout" draw:type="line" svg:x1="14.494cm" svg:y1="1.868cm" svg:x2="11.446cm" svg:y2="2.747cm" draw:start-shape="id7" draw:start-glue-point="3" draw:end-shape="id3" draw:end-glue-point="10" svg:d="M14494 1868l-3048 879" svg:viewBox="0 0 3049 880">
          <text:p/>
        </draw:connector>
        <draw:custom-shape draw:style-name="gr10" draw:text-style-name="P8" draw:layer="layout" svg:width="17.272cm" svg:height="11.176cm" svg:x="2.27cm" svg:y="16.113cm">
          <text:p text:style-name="P7">Possible</text:p>
          <text:p text:style-name="P7">inpu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6.223cm" svg:height="4.318cm" svg:x="4.937cm" svg:y="21.193cm">
          <text:p text:style-name="P2">User</text:p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4.826cm" svg:height="4.418cm" svg:x="11.887cm" svg:y="18.626cm">
          <text:p text:style-name="P2"><text:span text:style-name="T4">Erroneous</text:span></text:p>
          <text:p text:style-name="P2"><text:span text:style-name="T4">inpu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6.096cm" svg:height="5.207cm" svg:x="8.92cm" svg:y="21.577cm">
          <text:p text:style-name="P2">User</text:p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4.372cm" svg:height="4.191cm" svg:x="4.937cm" svg:y="18.48cm">
          <text:p text:style-name="P2">User</text:p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15" draw:text-style-name="P11" draw:layer="layout" svg:width="6.731cm" svg:height="5.353cm" svg:x="6.588cm" svg:y="13.9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xml:id="id13" draw:id="id13" draw:layer="layout" svg:width="10.922cm" svg:height="1.905cm" svg:x="4.429cm" svg:y="3.54cm">
          <draw:glue-point draw:id="4" svg:x="2.441cm" svg:y="5.002cm"/>
          <draw:glue-point draw:id="5" svg:x="-2.441cm" svg:y="5.002cm"/>
          <text:p text:style-name="P2">System environ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11.557cm" svg:height="3.731cm" svg:x="4.048cm" svg:y="6.5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xml:id="id11" draw:id="id11" draw:layer="layout" svg:width="4.572cm" svg:height="1.905cm" svg:x="4.937cm" svg:y="7.35cm">
          <text:p text:style-name="P2">Protection</text:p>
          <text:p text:style-name="P2">sensors</text:p>
          <draw:enhanced-geometry svg:viewBox="0 0 21600 21600" draw:type="rectangle" draw:enhanced-path="M 0 0 L 21600 0 21600 21600 0 21600 0 0 Z N"/>
        </draw:custom-shape>
        <draw:custom-shape draw:style-name="gr18" draw:text-style-name="P9" xml:id="id12" draw:id="id12" draw:layer="layout" svg:width="4.572cm" svg:height="1.905cm" svg:x="10.271cm" svg:y="7.35cm">
          <text:p text:style-name="P2">Sensors</text:p>
          <draw:enhanced-geometry svg:viewBox="0 0 21600 21600" draw:type="rectangle" draw:enhanced-path="M 0 0 L 21600 0 21600 21600 0 21600 0 0 Z N"/>
        </draw:custom-shape>
        <draw:custom-shape draw:style-name="gr18" draw:text-style-name="P9" xml:id="id8" draw:id="id8" draw:layer="layout" svg:width="4.572cm" svg:height="1.905cm" svg:x="4.937cm" svg:y="11.35cm">
          <draw:glue-point draw:id="4" svg:x="2.5cm" svg:y="4.671cm"/>
          <text:p text:style-name="P2">Protection</text:p>
          <text:p text:style-name="P2">system</text:p>
          <draw:enhanced-geometry svg:viewBox="0 0 21600 21600" draw:type="rectangle" draw:enhanced-path="M 0 0 L 21600 0 21600 21600 0 21600 0 0 Z N"/>
        </draw:custom-shape>
        <draw:custom-shape draw:style-name="gr18" draw:text-style-name="P9" xml:id="id10" draw:id="id10" draw:layer="layout" svg:width="4.572cm" svg:height="1.905cm" svg:x="10.271cm" svg:y="11.35cm">
          <draw:glue-point draw:id="4" svg:x="-2.425cm" svg:y="5.002cm"/>
          <text:p text:style-name="P2">Control</text:p>
          <text:p text:style-name="P2">system</text:p>
          <draw:enhanced-geometry svg:viewBox="0 0 21600 21600" draw:type="rectangle" draw:enhanced-path="M 0 0 L 21600 0 21600 21600 0 21600 0 0 Z N"/>
        </draw:custom-shape>
        <draw:custom-shape draw:style-name="gr19" draw:text-style-name="P9" xml:id="id9" draw:id="id9" draw:layer="layout" svg:width="4.623cm" svg:height="1.128cm" svg:x="7.637cm" svg:y="14.75cm">
          <draw:glue-point draw:id="4" svg:x="-3.405cm" svg:y="-5.008cm"/>
          <draw:glue-point draw:id="5" svg:x="3.261cm" svg:y="-5.008cm"/>
          <draw:glue-point draw:id="6" svg:x="-3.422cm" svg:y="5cm"/>
          <draw:glue-point draw:id="7" svg:x="3.445cm" svg:y="5cm"/>
          <text:p text:style-name="P2">Actuators</text:p>
          <draw:enhanced-geometry svg:viewBox="0 0 21600 21600" draw:type="rectangle" draw:enhanced-path="M 0 0 L 21600 0 21600 21600 0 21600 0 0 Z N"/>
        </draw:custom-shape>
        <draw:custom-shape draw:style-name="gr20" draw:text-style-name="P9" xml:id="id14" draw:id="id14" draw:layer="layout" svg:width="4.623cm" svg:height="1.905cm" svg:x="7.637cm" svg:y="16.95cm">
          <draw:glue-point draw:id="4" svg:x="-3.422cm" svg:y="-5.007cm"/>
          <draw:glue-point draw:id="5" svg:x="3.445cm" svg:y="-5.007cm"/>
          <text:p text:style-name="P2">Controlled</text:p>
          <text:p text:style-name="P2">equipment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.366cm" svg:y1="13.191cm" svg:x2="8.374cm" svg:y2="14.75cm" draw:start-shape="id8" draw:start-glue-point="4" draw:end-shape="id9" draw:end-glue-point="4" svg:d="M8366 13191l8 1559" svg:viewBox="0 0 9 1560">
          <text:p/>
        </draw:connector>
        <draw:connector draw:style-name="gr4" draw:text-style-name="P3" draw:layer="layout" draw:type="line" svg:x1="11.449cm" svg:y1="13.254cm" svg:x2="11.455cm" svg:y2="14.75cm" draw:start-shape="id10" draw:start-glue-point="4" draw:end-shape="id9" draw:end-glue-point="5" svg:d="M11449 13254l6 1496" svg:viewBox="0 0 7 1497">
          <text:p/>
        </draw:connector>
        <draw:connector draw:style-name="gr4" draw:text-style-name="P3" draw:layer="layout" draw:type="line" svg:x1="7.223cm" svg:y1="9.255cm" svg:x2="7.223cm" svg:y2="11.35cm" draw:start-shape="id11" draw:start-glue-point="2" draw:end-shape="id8" draw:end-glue-point="0" svg:d="M7223 9255v2095" svg:viewBox="0 0 1 2096">
          <text:p/>
        </draw:connector>
        <draw:connector draw:style-name="gr4" draw:text-style-name="P3" draw:layer="layout" draw:type="line" svg:x1="12.557cm" svg:y1="9.255cm" svg:x2="12.557cm" svg:y2="11.35cm" draw:start-shape="id12" draw:start-glue-point="2" draw:end-shape="id10" draw:end-glue-point="0" svg:d="M12557 9255v2095" svg:viewBox="0 0 1 2096">
          <text:p/>
        </draw:connector>
        <draw:connector draw:style-name="gr4" draw:text-style-name="P3" draw:layer="layout" draw:type="line" svg:x1="7.224cm" svg:y1="5.444cm" svg:x2="7.223cm" svg:y2="7.35cm" draw:start-shape="id13" draw:start-glue-point="5" draw:end-shape="id11" draw:end-glue-point="0" svg:d="M7224 5444l-1 1906" svg:viewBox="0 0 2 1907">
          <text:p/>
        </draw:connector>
        <draw:connector draw:style-name="gr4" draw:text-style-name="P3" draw:layer="layout" draw:type="line" svg:x1="12.556cm" svg:y1="5.444cm" svg:x2="12.557cm" svg:y2="7.35cm" draw:start-shape="id13" draw:start-glue-point="4" draw:end-shape="id12" draw:end-glue-point="0" svg:d="M12556 5444l1 1906" svg:viewBox="0 0 2 1907">
          <text:p/>
        </draw:connector>
        <draw:connector draw:style-name="gr21" draw:text-style-name="P3" draw:layer="layout" draw:type="line" svg:x1="8.367cm" svg:y1="15.878cm" svg:x2="8.367cm" svg:y2="16.95cm" draw:start-shape="id9" draw:start-glue-point="6" draw:end-shape="id14" draw:end-glue-point="4" svg:d="M8367 15878v1072" svg:viewBox="0 0 1 1073">
          <text:p/>
        </draw:connector>
        <draw:connector draw:style-name="gr21" draw:text-style-name="P3" draw:layer="layout" draw:type="line" svg:x1="11.54cm" svg:y1="15.878cm" svg:x2="11.54cm" svg:y2="16.95cm" draw:start-shape="id9" draw:start-glue-point="7" draw:end-shape="id14" draw:end-glue-point="5" svg:d="M11540 15878v1072" svg:viewBox="0 0 1 1073">
          <text:p/>
        </draw:connector>
        <draw:connector draw:style-name="gr4" draw:text-style-name="P3" draw:layer="layout" draw:line-skew="-1.404cm" svg:x1="7.637cm" svg:y1="17.902cm" svg:x2="4.937cm" svg:y2="8.302cm" draw:start-shape="id14" draw:start-glue-point="3" draw:end-shape="id11" draw:end-glue-point="3" svg:d="M7637 17902h-4645v-9600h1945" svg:viewBox="0 0 4646 9601">
          <text:p/>
        </draw:connector>
        <draw:connector draw:style-name="gr4" draw:text-style-name="P3" draw:layer="layout" draw:line-skew="1.277cm" svg:x1="12.26cm" svg:y1="17.902cm" svg:x2="14.843cm" svg:y2="8.302cm" draw:start-shape="id14" draw:start-glue-point="1" draw:end-shape="id12" draw:end-glue-point="1" svg:d="M12260 17902h4401v-9600h-1818" svg:viewBox="0 0 4402 9601">
          <text:p/>
        </draw:connector>
      </draw:page>
      <draw:page draw:name="page3" draw:style-name="dp1" draw:master-page-name="Default">
        <draw:custom-shape draw:style-name="gr22" draw:text-style-name="P1" draw:layer="layout" svg:width="18.796cm" svg:height="8.89cm" svg:x="1.599cm" svg:y="3.79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xml:id="id15" draw:id="id15" draw:layer="layout" svg:width="4.572cm" svg:height="1.905cm" svg:x="2.937cm" svg:y="7.35cm">
          <draw:glue-point draw:id="4" svg:x="2.5cm" svg:y="4.671cm"/>
          <text:p text:style-name="P2">Protection</text:p>
          <text:p text:style-name="P2">system</text:p>
          <draw:enhanced-geometry svg:viewBox="0 0 21600 21600" draw:type="rectangle" draw:enhanced-path="M 0 0 L 21600 0 21600 21600 0 21600 0 0 Z N"/>
        </draw:custom-shape>
        <draw:custom-shape draw:style-name="gr23" draw:text-style-name="P9" xml:id="id16" draw:id="id16" draw:layer="layout" svg:width="4.572cm" svg:height="1.905cm" svg:x="8.937cm" svg:y="4.35cm">
          <draw:glue-point draw:id="4" svg:x="2.5cm" svg:y="4.671cm"/>
          <text:p text:style-name="P2">Protection</text:p>
          <text:p text:style-name="P2">system</text:p>
          <draw:enhanced-geometry svg:viewBox="0 0 21600 21600" draw:type="rectangle" draw:enhanced-path="M 0 0 L 21600 0 21600 21600 0 21600 0 0 Z N"/>
        </draw:custom-shape>
        <draw:custom-shape draw:style-name="gr23" draw:text-style-name="P9" xml:id="id17" draw:id="id17" draw:layer="layout" svg:width="4.572cm" svg:height="1.905cm" svg:x="8.937cm" svg:y="10.35cm">
          <draw:glue-point draw:id="4" svg:x="2.5cm" svg:y="4.671cm"/>
          <text:p text:style-name="P2">Protection</text:p>
          <text:p text:style-name="P2">system</text:p>
          <draw:enhanced-geometry svg:viewBox="0 0 21600 21600" draw:type="rectangle" draw:enhanced-path="M 0 0 L 21600 0 21600 21600 0 21600 0 0 Z N"/>
        </draw:custom-shape>
        <draw:custom-shape draw:style-name="gr23" draw:text-style-name="P9" xml:id="id18" draw:id="id18" draw:layer="layout" svg:width="4.572cm" svg:height="1.905cm" svg:x="14.937cm" svg:y="7.35cm">
          <draw:glue-point draw:id="4" svg:x="2.5cm" svg:y="4.671cm"/>
          <draw:glue-point draw:id="5" svg:x="-2.392cm" svg:y="-4.997cm"/>
          <draw:glue-point draw:id="6" svg:x="2.329cm" svg:y="-4.997cm"/>
          <draw:glue-point draw:id="7" svg:x="-2.392cm" svg:y="5.002cm"/>
          <text:p text:style-name="P2">Protection</text:p>
          <text:p text:style-name="P2">system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5.223cm" svg:y1="7.35cm" svg:x2="8.937cm" svg:y2="5.302cm" draw:start-shape="id15" draw:start-glue-point="0" draw:end-shape="id16" draw:end-glue-point="3" svg:d="M5223 7350v-2048h3714" svg:viewBox="0 0 3715 2049">
          <text:p/>
        </draw:connector>
        <draw:connector draw:style-name="gr4" draw:text-style-name="P3" draw:layer="layout" svg:x1="5.223cm" svg:y1="9.255cm" svg:x2="8.937cm" svg:y2="11.302cm" draw:start-shape="id15" draw:start-glue-point="2" draw:end-shape="id17" draw:end-glue-point="3" svg:d="M5223 9255v2047h3714" svg:viewBox="0 0 3715 2048">
          <text:p/>
        </draw:connector>
        <draw:connector draw:style-name="gr4" draw:text-style-name="P3" draw:layer="layout" svg:x1="13.509cm" svg:y1="11.302cm" svg:x2="16.13cm" svg:y2="9.254cm" draw:start-shape="id17" draw:start-glue-point="1" draw:end-shape="id18" draw:end-glue-point="7" svg:d="M13509 11302h2621v-2048" svg:viewBox="0 0 2622 2049">
          <text:p/>
        </draw:connector>
        <draw:connector draw:style-name="gr4" draw:text-style-name="P3" draw:layer="layout" svg:x1="13.509cm" svg:y1="5.302cm" svg:x2="16.13cm" svg:y2="7.351cm" draw:start-shape="id16" draw:start-glue-point="1" draw:end-shape="id18" draw:end-glue-point="5" svg:d="M13509 5302h2621v2049" svg:viewBox="0 0 2622 2050">
          <text:p/>
        </draw:connector>
        <draw:connector draw:style-name="gr4" draw:text-style-name="P3" draw:layer="layout" svg:x1="18.287cm" svg:y1="7.351cm" svg:x2="21.495cm" svg:y2="6.18cm" draw:start-shape="id18" draw:start-glue-point="6" draw:end-shape="id19" draw:end-glue-point="3" svg:d="M18287 7351v-1171h3208" svg:viewBox="0 0 3209 1172">
          <text:p/>
        </draw:connector>
        <draw:connector draw:style-name="gr4" draw:text-style-name="P3" draw:layer="layout" draw:type="line" svg:x1="19.509cm" svg:y1="8.302cm" svg:x2="21.496cm" svg:y2="8.302cm" draw:start-shape="id18" draw:start-glue-point="1" draw:end-shape="id20" draw:end-glue-point="3" svg:d="M19509 8302h1987" svg:viewBox="0 0 1988 1">
          <text:p/>
        </draw:connector>
        <draw:frame draw:style-name="gr5" draw:text-style-name="P4" xml:id="id19" draw:id="id19" draw:layer="layout" svg:width="2.301cm" svg:height="0.962cm" svg:x="21.495cm" svg:y="5.699cm">
          <draw:text-box>
            <text:p>Status</text:p>
          </draw:text-box>
        </draw:frame>
        <draw:frame draw:style-name="gr8" draw:text-style-name="P4" xml:id="id20" draw:id="id20" draw:layer="layout" svg:width="4.096cm" svg:height="0.962cm" svg:x="21.496cm" svg:y="7.821cm">
          <draw:text-box>
            <text:p>Output value</text:p>
          </draw:text-box>
        </draw:frame>
        <draw:frame draw:style-name="gr8" draw:text-style-name="P4" draw:layer="layout" svg:width="3.601cm" svg:height="0.962cm" svg:x="-3.504cm" svg:y="7.799cm">
          <draw:text-box>
            <text:p>Input value</text:p>
          </draw:text-box>
        </draw:frame>
        <draw:connector draw:style-name="gr4" draw:text-style-name="P3" draw:layer="layout" draw:type="line" svg:x1="0.097cm" svg:y1="8.291cm" svg:x2="2.937cm" svg:y2="8.302cm" draw:end-shape="id15" draw:end-glue-point="3" svg:d="M97 8291l2840 11" svg:viewBox="0 0 2841 12">
          <text:p/>
        </draw:connector>
      </draw:page>
      <draw:page draw:name="page4" draw:style-name="dp1" draw:master-page-name="Default">
        <draw:custom-shape draw:style-name="gr24" draw:text-style-name="P1" draw:layer="layout" svg:width="18.796cm" svg:height="6.731cm" svg:x="-7.463cm" svg:y="4.93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xml:id="id21" draw:id="id21" draw:layer="layout" svg:width="4.572cm" svg:height="1.905cm" svg:x="-6.063cm" svg:y="7.35cm">
          <draw:glue-point draw:id="4" svg:x="2.5cm" svg:y="4.671cm"/>
          <text:p text:style-name="P2">Protection</text:p>
          <text:p text:style-name="P2">system</text:p>
          <draw:enhanced-geometry svg:viewBox="0 0 21600 21600" draw:type="rectangle" draw:enhanced-path="M 0 0 L 21600 0 21600 21600 0 21600 0 0 Z N"/>
        </draw:custom-shape>
        <draw:custom-shape draw:style-name="gr23" draw:text-style-name="P9" xml:id="id22" draw:id="id22" draw:layer="layout" svg:width="4.572cm" svg:height="1.905cm" svg:x="-0.063cm" svg:y="5.35cm">
          <draw:glue-point draw:id="4" svg:x="2.5cm" svg:y="4.671cm"/>
          <text:p text:style-name="P2">Protection</text:p>
          <text:p text:style-name="P2">system</text:p>
          <draw:enhanced-geometry svg:viewBox="0 0 21600 21600" draw:type="rectangle" draw:enhanced-path="M 0 0 L 21600 0 21600 21600 0 21600 0 0 Z N"/>
        </draw:custom-shape>
        <draw:custom-shape draw:style-name="gr23" draw:text-style-name="P9" xml:id="id23" draw:id="id23" draw:layer="layout" svg:width="4.572cm" svg:height="1.905cm" svg:x="-0.063cm" svg:y="9.35cm">
          <draw:glue-point draw:id="4" svg:x="2.5cm" svg:y="4.671cm"/>
          <text:p text:style-name="P2">Protection</text:p>
          <text:p text:style-name="P2">system</text:p>
          <draw:enhanced-geometry svg:viewBox="0 0 21600 21600" draw:type="rectangle" draw:enhanced-path="M 0 0 L 21600 0 21600 21600 0 21600 0 0 Z N"/>
        </draw:custom-shape>
        <draw:custom-shape draw:style-name="gr23" draw:text-style-name="P9" xml:id="id24" draw:id="id24" draw:layer="layout" svg:width="4.572cm" svg:height="1.905cm" svg:x="5.937cm" svg:y="7.35cm">
          <draw:glue-point draw:id="4" svg:x="2.5cm" svg:y="4.671cm"/>
          <draw:glue-point draw:id="5" svg:x="-2.392cm" svg:y="-4.997cm"/>
          <draw:glue-point draw:id="6" svg:x="2.329cm" svg:y="-4.997cm"/>
          <draw:glue-point draw:id="7" svg:x="-2.392cm" svg:y="5.002cm"/>
          <text:p text:style-name="P2">Protection</text:p>
          <text:p text:style-name="P2">system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-3.777cm" svg:y1="7.35cm" svg:x2="-0.063cm" svg:y2="6.302cm" draw:start-shape="id21" draw:start-glue-point="0" draw:end-shape="id22" draw:end-glue-point="3" svg:d="M-3777 7350v-1048h3714" svg:viewBox="0 0 3715 1049">
          <text:p/>
        </draw:connector>
        <draw:connector draw:style-name="gr4" draw:text-style-name="P3" draw:layer="layout" svg:x1="-3.777cm" svg:y1="9.255cm" svg:x2="-0.063cm" svg:y2="10.302cm" draw:start-shape="id21" draw:start-glue-point="2" draw:end-shape="id23" draw:end-glue-point="3" svg:d="M-3777 9255v1047h3714" svg:viewBox="0 0 3715 1048">
          <text:p/>
        </draw:connector>
        <draw:connector draw:style-name="gr4" draw:text-style-name="P3" draw:layer="layout" svg:x1="4.509cm" svg:y1="10.302cm" svg:x2="7.13cm" svg:y2="9.254cm" draw:start-shape="id23" draw:start-glue-point="1" draw:end-shape="id24" draw:end-glue-point="7" svg:d="M4509 10302h2621v-1048" svg:viewBox="0 0 2622 1049">
          <text:p/>
        </draw:connector>
        <draw:connector draw:style-name="gr4" draw:text-style-name="P3" draw:layer="layout" svg:x1="4.509cm" svg:y1="6.302cm" svg:x2="7.13cm" svg:y2="7.351cm" draw:start-shape="id22" draw:start-glue-point="1" draw:end-shape="id24" draw:end-glue-point="5" svg:d="M4509 6302h2621v1049" svg:viewBox="0 0 2622 1050">
          <text:p/>
        </draw:connector>
        <draw:connector draw:style-name="gr4" draw:text-style-name="P3" draw:layer="layout" svg:x1="9.287cm" svg:y1="7.351cm" svg:x2="16.937cm" svg:y2="6.809cm" draw:start-shape="id24" draw:start-glue-point="6" draw:end-shape="id25" draw:end-glue-point="6" svg:d="M9287 7351v-543h4436v1h3214" svg:viewBox="0 0 7651 544">
          <text:p/>
        </draw:connector>
        <draw:connector draw:style-name="gr4" draw:text-style-name="P3" draw:layer="layout" draw:type="line" svg:x1="10.509cm" svg:y1="8.302cm" svg:x2="16.937cm" svg:y2="8.298cm" draw:start-shape="id24" draw:start-glue-point="1" draw:end-shape="id25" draw:end-glue-point="5" svg:d="M10509 8302l6428-4" svg:viewBox="0 0 6429 5">
          <text:p/>
        </draw:connector>
        <draw:frame draw:style-name="gr5" draw:text-style-name="P4" draw:layer="layout" svg:width="2.301cm" svg:height="0.962cm" svg:x="11.514cm" svg:y="5.664cm">
          <draw:text-box>
            <text:p>Status</text:p>
          </draw:text-box>
        </draw:frame>
        <draw:frame draw:style-name="gr8" draw:text-style-name="P4" draw:layer="layout" svg:width="2.407cm" svg:height="0.962cm" svg:x="11.496cm" svg:y="8.421cm">
          <draw:text-box>
            <text:p>Output</text:p>
          </draw:text-box>
        </draw:frame>
        <draw:frame draw:style-name="gr8" draw:text-style-name="P4" draw:layer="layout" svg:width="1.912cm" svg:height="0.962cm" svg:x="-9.504cm" svg:y="7.299cm">
          <draw:text-box>
            <text:p>Input</text:p>
          </draw:text-box>
        </draw:frame>
        <draw:connector draw:style-name="gr4" draw:text-style-name="P3" draw:layer="layout" draw:type="line" svg:x1="-9.287cm" svg:y1="8.315cm" svg:x2="-6.063cm" svg:y2="8.302cm" draw:start-shape="id26" draw:start-glue-point="0" draw:end-shape="id21" draw:end-glue-point="3" svg:d="M-9287 8315l3224-13" svg:viewBox="0 0 3225 14">
          <text:p/>
        </draw:connector>
        <draw:custom-shape draw:style-name="gr25" draw:text-style-name="P9" xml:id="id25" draw:id="id25" draw:layer="layout" svg:width="4.572cm" svg:height="2.845cm" svg:x="16.937cm" svg:y="6.131cm">
          <draw:glue-point draw:id="4" svg:x="2.5cm" svg:y="4.671cm"/>
          <draw:glue-point draw:id="5" svg:x="-5.063cm" svg:y="2.62cm"/>
          <draw:glue-point draw:id="6" svg:x="-5.063cm" svg:y="-2.617cm"/>
          <text:p text:style-name="P2">Filter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6.716cm" svg:height="26.035cm" svg:x="15.383cm" svg:y="4.93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9" xml:id="id27" draw:id="id27" draw:layer="layout" svg:width="18.75cm" svg:height="2.845cm" svg:x="-7.463cm" svg:y="12.131cm">
          <draw:glue-point draw:id="4" svg:x="2.5cm" svg:y="4.671cm"/>
          <draw:glue-point draw:id="5" svg:x="-5.063cm" svg:y="2.62cm"/>
          <draw:glue-point draw:id="6" svg:x="-5.063cm" svg:y="-2.617cm"/>
          <draw:glue-point draw:id="7" svg:x="5cm" svg:y="-2.608cm"/>
          <draw:glue-point draw:id="8" svg:x="5cm" svg:y="2.748cm"/>
          <text:p text:style-name="P2">Primary flight control system 2</text:p>
          <draw:enhanced-geometry svg:viewBox="0 0 21600 21600" draw:type="rectangle" draw:enhanced-path="M 0 0 L 21600 0 21600 21600 0 21600 0 0 Z N"/>
        </draw:custom-shape>
        <draw:custom-shape draw:style-name="gr27" draw:text-style-name="P9" xml:id="id29" draw:id="id29" draw:layer="layout" svg:width="18.75cm" svg:height="2.845cm" svg:x="-7.463cm" svg:y="15.381cm">
          <draw:glue-point draw:id="4" svg:x="2.5cm" svg:y="4.671cm"/>
          <draw:glue-point draw:id="5" svg:x="-5.063cm" svg:y="2.62cm"/>
          <draw:glue-point draw:id="6" svg:x="-5.063cm" svg:y="-2.617cm"/>
          <draw:glue-point draw:id="7" svg:x="5cm" svg:y="-2.871cm"/>
          <draw:glue-point draw:id="8" svg:x="5cm" svg:y="2.485cm"/>
          <text:p text:style-name="P2">Primary flight control system 3</text:p>
          <draw:enhanced-geometry svg:viewBox="0 0 21600 21600" draw:type="rectangle" draw:enhanced-path="M 0 0 L 21600 0 21600 21600 0 21600 0 0 Z N"/>
        </draw:custom-shape>
        <draw:custom-shape draw:style-name="gr25" draw:text-style-name="P9" xml:id="id28" draw:id="id28" draw:layer="layout" svg:width="4.572cm" svg:height="2.845cm" svg:x="16.937cm" svg:y="12.131cm">
          <draw:glue-point draw:id="4" svg:x="2.5cm" svg:y="4.671cm"/>
          <draw:glue-point draw:id="5" svg:x="-5.063cm" svg:y="2.62cm"/>
          <draw:glue-point draw:id="6" svg:x="-5.063cm" svg:y="-2.617cm"/>
          <text:p text:style-name="P2">Filter</text:p>
          <draw:enhanced-geometry svg:viewBox="0 0 21600 21600" draw:type="rectangle" draw:enhanced-path="M 0 0 L 21600 0 21600 21600 0 21600 0 0 Z N"/>
        </draw:custom-shape>
        <draw:custom-shape draw:style-name="gr25" draw:text-style-name="P9" xml:id="id30" draw:id="id30" draw:layer="layout" svg:width="4.572cm" svg:height="2.845cm" svg:x="16.937cm" svg:y="15.381cm">
          <draw:glue-point draw:id="4" svg:x="2.5cm" svg:y="4.671cm"/>
          <draw:glue-point draw:id="5" svg:x="-5.063cm" svg:y="2.62cm"/>
          <draw:glue-point draw:id="6" svg:x="-5.063cm" svg:y="-2.617cm"/>
          <text:p text:style-name="P2">Filter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.287cm" svg:y1="12.812cm" svg:x2="16.937cm" svg:y2="12.809cm" draw:start-shape="id27" draw:start-glue-point="7" draw:end-shape="id28" draw:end-glue-point="6" svg:d="M11287 12812l5650-3" svg:viewBox="0 0 5651 4">
          <text:p/>
        </draw:connector>
        <draw:connector draw:style-name="gr4" draw:text-style-name="P3" draw:layer="layout" draw:type="line" svg:x1="11.287cm" svg:y1="14.334cm" svg:x2="16.937cm" svg:y2="14.298cm" draw:start-shape="id27" draw:start-glue-point="8" draw:end-shape="id28" draw:end-glue-point="5" svg:d="M11287 14334l5650-36" svg:viewBox="0 0 5651 37">
          <text:p/>
        </draw:connector>
        <draw:connector draw:style-name="gr4" draw:text-style-name="P3" draw:layer="layout" draw:type="line" svg:x1="11.287cm" svg:y1="15.987cm" svg:x2="16.937cm" svg:y2="16.059cm" draw:start-shape="id29" draw:start-glue-point="7" draw:end-shape="id30" draw:end-glue-point="6" svg:d="M11287 15987l5650 72" svg:viewBox="0 0 5651 73">
          <text:p/>
        </draw:connector>
        <draw:connector draw:style-name="gr4" draw:text-style-name="P3" draw:layer="layout" draw:type="line" svg:x1="11.287cm" svg:y1="17.509cm" svg:x2="16.937cm" svg:y2="17.548cm" draw:start-shape="id29" draw:start-glue-point="8" draw:end-shape="id30" draw:end-glue-point="5" svg:d="M11287 17509l5650 39" svg:viewBox="0 0 5651 40">
          <text:p/>
        </draw:connector>
        <draw:frame draw:style-name="gr8" draw:text-style-name="P4" draw:layer="layout" svg:width="2.407cm" svg:height="0.962cm" svg:x="11.497cm" svg:y="13.421cm">
          <draw:text-box>
            <text:p>Output</text:p>
          </draw:text-box>
        </draw:frame>
        <draw:frame draw:style-name="gr5" draw:text-style-name="P4" draw:layer="layout" svg:width="2.301cm" svg:height="0.962cm" svg:x="11.515cm" svg:y="11.864cm">
          <draw:text-box>
            <text:p>Status</text:p>
          </draw:text-box>
        </draw:frame>
        <draw:frame draw:style-name="gr8" draw:text-style-name="P4" draw:layer="layout" svg:width="2.407cm" svg:height="0.962cm" svg:x="11.498cm" svg:y="16.622cm">
          <draw:text-box>
            <text:p>Output</text:p>
          </draw:text-box>
        </draw:frame>
        <draw:frame draw:style-name="gr5" draw:text-style-name="P4" draw:layer="layout" svg:width="2.301cm" svg:height="0.962cm" svg:x="11.516cm" svg:y="15.065cm">
          <draw:text-box>
            <text:p>Status</text:p>
          </draw:text-box>
        </draw:frame>
        <draw:custom-shape draw:style-name="gr24" draw:text-style-name="P1" draw:layer="layout" svg:width="18.796cm" svg:height="6.731cm" svg:x="-7.442cm" svg:y="20.43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xml:id="id31" draw:id="id31" draw:layer="layout" svg:width="4.572cm" svg:height="1.905cm" svg:x="-6.042cm" svg:y="22.85cm">
          <draw:glue-point draw:id="4" svg:x="2.5cm" svg:y="4.671cm"/>
          <text:p text:style-name="P2">Protection</text:p>
          <text:p text:style-name="P2">system</text:p>
          <draw:enhanced-geometry svg:viewBox="0 0 21600 21600" draw:type="rectangle" draw:enhanced-path="M 0 0 L 21600 0 21600 21600 0 21600 0 0 Z N"/>
        </draw:custom-shape>
        <draw:custom-shape draw:style-name="gr23" draw:text-style-name="P9" xml:id="id32" draw:id="id32" draw:layer="layout" svg:width="4.572cm" svg:height="1.905cm" svg:x="-0.042cm" svg:y="20.85cm">
          <draw:glue-point draw:id="4" svg:x="2.5cm" svg:y="4.671cm"/>
          <text:p text:style-name="P2">Protection</text:p>
          <text:p text:style-name="P2">system</text:p>
          <draw:enhanced-geometry svg:viewBox="0 0 21600 21600" draw:type="rectangle" draw:enhanced-path="M 0 0 L 21600 0 21600 21600 0 21600 0 0 Z N"/>
        </draw:custom-shape>
        <draw:custom-shape draw:style-name="gr23" draw:text-style-name="P9" xml:id="id33" draw:id="id33" draw:layer="layout" svg:width="4.572cm" svg:height="1.905cm" svg:x="-0.042cm" svg:y="24.85cm">
          <draw:glue-point draw:id="4" svg:x="2.5cm" svg:y="4.671cm"/>
          <text:p text:style-name="P2">Protection</text:p>
          <text:p text:style-name="P2">system</text:p>
          <draw:enhanced-geometry svg:viewBox="0 0 21600 21600" draw:type="rectangle" draw:enhanced-path="M 0 0 L 21600 0 21600 21600 0 21600 0 0 Z N"/>
        </draw:custom-shape>
        <draw:custom-shape draw:style-name="gr23" draw:text-style-name="P9" xml:id="id34" draw:id="id34" draw:layer="layout" svg:width="4.572cm" svg:height="1.905cm" svg:x="5.958cm" svg:y="22.85cm">
          <draw:glue-point draw:id="4" svg:x="2.5cm" svg:y="4.671cm"/>
          <draw:glue-point draw:id="5" svg:x="-2.392cm" svg:y="-4.997cm"/>
          <draw:glue-point draw:id="6" svg:x="2.329cm" svg:y="-4.997cm"/>
          <draw:glue-point draw:id="7" svg:x="-2.392cm" svg:y="5.002cm"/>
          <text:p text:style-name="P2">Protection</text:p>
          <text:p text:style-name="P2">system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-3.756cm" svg:y1="22.85cm" svg:x2="-0.042cm" svg:y2="21.802cm" draw:start-shape="id31" draw:start-glue-point="0" draw:end-shape="id32" draw:end-glue-point="3" svg:d="M-3756 22850v-1048h3714" svg:viewBox="0 0 3715 1049">
          <text:p/>
        </draw:connector>
        <draw:connector draw:style-name="gr4" draw:text-style-name="P3" draw:layer="layout" svg:x1="-3.756cm" svg:y1="24.755cm" svg:x2="-0.042cm" svg:y2="25.802cm" draw:start-shape="id31" draw:start-glue-point="2" draw:end-shape="id33" draw:end-glue-point="3" svg:d="M-3756 24755v1047h3714" svg:viewBox="0 0 3715 1048">
          <text:p/>
        </draw:connector>
        <draw:connector draw:style-name="gr4" draw:text-style-name="P3" draw:layer="layout" svg:x1="4.53cm" svg:y1="25.802cm" svg:x2="7.151cm" svg:y2="24.754cm" draw:start-shape="id33" draw:start-glue-point="1" draw:end-shape="id34" draw:end-glue-point="7" svg:d="M4530 25802h2621v-1048" svg:viewBox="0 0 2622 1049">
          <text:p/>
        </draw:connector>
        <draw:connector draw:style-name="gr4" draw:text-style-name="P3" draw:layer="layout" svg:x1="4.53cm" svg:y1="21.802cm" svg:x2="7.151cm" svg:y2="22.851cm" draw:start-shape="id32" draw:start-glue-point="1" draw:end-shape="id34" draw:end-glue-point="5" svg:d="M4530 21802h2621v1049" svg:viewBox="0 0 2622 1050">
          <text:p/>
        </draw:connector>
        <draw:connector draw:style-name="gr4" draw:text-style-name="P3" draw:layer="layout" svg:x1="9.308cm" svg:y1="22.851cm" svg:x2="16.958cm" svg:y2="22.309cm" draw:start-shape="id34" draw:start-glue-point="6" draw:end-shape="id35" draw:end-glue-point="6" svg:d="M9308 22851v-543h4436v1h3214" svg:viewBox="0 0 7651 544">
          <text:p/>
        </draw:connector>
        <draw:connector draw:style-name="gr4" draw:text-style-name="P3" draw:layer="layout" draw:type="line" svg:x1="10.53cm" svg:y1="23.802cm" svg:x2="16.958cm" svg:y2="23.798cm" draw:start-shape="id34" draw:start-glue-point="1" draw:end-shape="id35" draw:end-glue-point="5" svg:d="M10530 23802l6428-4" svg:viewBox="0 0 6429 5">
          <text:p/>
        </draw:connector>
        <draw:frame draw:style-name="gr5" draw:text-style-name="P4" draw:layer="layout" svg:width="2.301cm" svg:height="0.962cm" svg:x="11.535cm" svg:y="21.164cm">
          <draw:text-box>
            <text:p>Status</text:p>
          </draw:text-box>
        </draw:frame>
        <draw:frame draw:style-name="gr8" draw:text-style-name="P4" draw:layer="layout" svg:width="2.407cm" svg:height="0.962cm" svg:x="11.517cm" svg:y="23.921cm">
          <draw:text-box>
            <text:p>Output</text:p>
          </draw:text-box>
        </draw:frame>
        <draw:connector draw:style-name="gr4" draw:text-style-name="P3" draw:layer="layout" draw:type="line" svg:x1="-9.287cm" svg:y1="23.858cm" svg:x2="-6.042cm" svg:y2="23.802cm" draw:start-shape="id26" draw:start-glue-point="5" draw:end-shape="id31" draw:end-glue-point="3" svg:d="M-9287 23858l3245-56" svg:viewBox="0 0 3246 57">
          <text:p/>
        </draw:connector>
        <draw:custom-shape draw:style-name="gr25" draw:text-style-name="P9" xml:id="id35" draw:id="id35" draw:layer="layout" svg:width="4.572cm" svg:height="2.845cm" svg:x="16.958cm" svg:y="21.631cm">
          <draw:glue-point draw:id="4" svg:x="2.5cm" svg:y="4.671cm"/>
          <draw:glue-point draw:id="5" svg:x="-5.063cm" svg:y="2.62cm"/>
          <draw:glue-point draw:id="6" svg:x="-5.063cm" svg:y="-2.617cm"/>
          <text:p text:style-name="P2">Filter</text:p>
          <draw:enhanced-geometry svg:viewBox="0 0 21600 21600" draw:type="rectangle" draw:enhanced-path="M 0 0 L 21600 0 21600 21600 0 21600 0 0 Z N"/>
        </draw:custom-shape>
        <draw:custom-shape draw:style-name="gr27" draw:text-style-name="P9" xml:id="id36" draw:id="id36" draw:layer="layout" svg:width="18.75cm" svg:height="2.845cm" svg:x="-7.463cm" svg:y="27.531cm">
          <draw:glue-point draw:id="4" svg:x="2.5cm" svg:y="4.671cm"/>
          <draw:glue-point draw:id="5" svg:x="-5.063cm" svg:y="2.62cm"/>
          <draw:glue-point draw:id="6" svg:x="-5.063cm" svg:y="-2.617cm"/>
          <draw:glue-point draw:id="7" svg:x="5cm" svg:y="-2.608cm"/>
          <draw:glue-point draw:id="8" svg:x="5cm" svg:y="2.748cm"/>
          <text:p text:style-name="P2">Secondary flight control system 2</text:p>
          <draw:enhanced-geometry svg:viewBox="0 0 21600 21600" draw:type="rectangle" draw:enhanced-path="M 0 0 L 21600 0 21600 21600 0 21600 0 0 Z N"/>
        </draw:custom-shape>
        <draw:custom-shape draw:style-name="gr25" draw:text-style-name="P9" xml:id="id37" draw:id="id37" draw:layer="layout" svg:width="4.572cm" svg:height="2.845cm" svg:x="16.937cm" svg:y="27.531cm">
          <draw:glue-point draw:id="4" svg:x="2.5cm" svg:y="4.671cm"/>
          <draw:glue-point draw:id="5" svg:x="-5.063cm" svg:y="2.62cm"/>
          <draw:glue-point draw:id="6" svg:x="-5.063cm" svg:y="-2.617cm"/>
          <text:p text:style-name="P2">Filter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.287cm" svg:y1="28.212cm" svg:x2="16.937cm" svg:y2="28.209cm" draw:start-shape="id36" draw:start-glue-point="7" draw:end-shape="id37" draw:end-glue-point="6" svg:d="M11287 28212l5650-3" svg:viewBox="0 0 5651 4">
          <text:p/>
        </draw:connector>
        <draw:connector draw:style-name="gr4" draw:text-style-name="P3" draw:layer="layout" draw:type="line" svg:x1="11.287cm" svg:y1="29.734cm" svg:x2="16.937cm" svg:y2="29.698cm" draw:start-shape="id36" draw:start-glue-point="8" draw:end-shape="id37" draw:end-glue-point="5" svg:d="M11287 29734l5650-36" svg:viewBox="0 0 5651 37">
          <text:p/>
        </draw:connector>
        <draw:frame draw:style-name="gr8" draw:text-style-name="P4" draw:layer="layout" svg:width="2.407cm" svg:height="0.962cm" svg:x="11.497cm" svg:y="28.821cm">
          <draw:text-box>
            <text:p>Output</text:p>
          </draw:text-box>
        </draw:frame>
        <draw:frame draw:style-name="gr8" draw:text-style-name="P4" draw:layer="layout" svg:width="9.841cm" svg:height="0.962cm" svg:x="-7.255cm" svg:y="19.415cm">
          <draw:text-box>
            <text:p>Secondary flight control system 1</text:p>
          </draw:text-box>
        </draw:frame>
        <draw:frame draw:style-name="gr8" draw:text-style-name="P4" draw:layer="layout" svg:width="8.998cm" svg:height="0.962cm" svg:x="-7.254cm" svg:y="3.815cm">
          <draw:text-box>
            <text:p>Primary flight control system 1</text:p>
          </draw:text-box>
        </draw:frame>
        <draw:line draw:style-name="gr28" draw:text-style-name="P3" xml:id="id26" draw:id="id26" draw:layer="layout" svg:x1="-9.287cm" svg:y1="8.315cm" svg:x2="-9.287cm" svg:y2="29.016cm">
          <draw:glue-point draw:id="4" svg:x="0cm" svg:y="-2.459cm"/>
          <draw:glue-point draw:id="5" svg:x="0cm" svg:y="2.509cm"/>
          <text:p/>
        </draw:line>
        <draw:connector draw:style-name="gr4" draw:text-style-name="P3" draw:layer="layout" draw:type="line" svg:x1="-9.287cm" svg:y1="13.575cm" svg:x2="-7.463cm" svg:y2="13.553cm" draw:start-shape="id26" draw:start-glue-point="4" draw:end-shape="id27" draw:end-glue-point="3" svg:d="M-9287 13575l1824-22" svg:viewBox="0 0 1825 23">
          <text:p/>
        </draw:connector>
        <draw:connector draw:style-name="gr4" draw:text-style-name="P3" draw:layer="layout" draw:type="line" svg:x1="-9.307cm" svg:y1="16.871cm" svg:x2="-7.483cm" svg:y2="16.85cm" svg:d="M-9307 16871l1824-21" svg:viewBox="0 0 1825 22">
          <text:p/>
        </draw:connector>
        <draw:connector draw:style-name="gr4" draw:text-style-name="P3" draw:layer="layout" draw:type="line" svg:x1="-9.327cm" svg:y1="28.968cm" svg:x2="-7.503cm" svg:y2="28.947cm" svg:d="M-9327 28968l1824-21" svg:viewBox="0 0 1825 22">
          <text:p/>
        </draw:connector>
        <draw:line draw:style-name="gr28" draw:text-style-name="P3" xml:id="id38" draw:id="id38" draw:layer="layout" svg:x1="24.724cm" svg:y1="7.553cm" svg:x2="24.724cm" svg:y2="28.94cm">
          <draw:glue-point draw:id="4" svg:x="360cm" svg:y="-2.168cm"/>
          <draw:glue-point draw:id="5" svg:x="360cm" svg:y="2.274cm"/>
          <draw:glue-point draw:id="6" svg:x="360cm" svg:y="-0.687cm"/>
          <text:p/>
        </draw:line>
        <draw:connector draw:style-name="gr4" draw:text-style-name="P3" draw:layer="layout" draw:type="line" svg:x1="21.509cm" svg:y1="7.553cm" svg:x2="24.724cm" svg:y2="7.553cm" draw:start-shape="id25" draw:start-glue-point="1" draw:end-shape="id38" draw:end-glue-point="0" svg:d="M21509 7553h3215" svg:viewBox="0 0 3216 1">
          <text:p/>
        </draw:connector>
        <draw:connector draw:style-name="gr4" draw:text-style-name="P3" draw:layer="layout" draw:type="line" svg:x1="21.509cm" svg:y1="13.553cm" svg:x2="24.724cm" svg:y2="13.61cm" draw:start-shape="id28" draw:start-glue-point="1" draw:end-shape="id38" draw:end-glue-point="4" svg:d="M21509 13553l3215 57" svg:viewBox="0 0 3216 58">
          <text:p/>
        </draw:connector>
        <draw:connector draw:style-name="gr4" draw:text-style-name="P3" draw:layer="layout" draw:type="line" svg:x1="21.509cm" svg:y1="16.803cm" svg:x2="24.724cm" svg:y2="16.777cm" draw:start-shape="id30" draw:start-glue-point="1" draw:end-shape="id38" draw:end-glue-point="6" svg:d="M21509 16803l3215-26" svg:viewBox="0 0 3216 27">
          <text:p/>
        </draw:connector>
        <draw:connector draw:style-name="gr4" draw:text-style-name="P3" draw:layer="layout" draw:type="line" svg:x1="21.53cm" svg:y1="23.053cm" svg:x2="24.724cm" svg:y2="23.109cm" draw:start-shape="id35" draw:start-glue-point="1" draw:end-shape="id38" draw:end-glue-point="5" svg:d="M21530 23053l3194 56" svg:viewBox="0 0 3195 57">
          <text:p/>
        </draw:connector>
        <draw:connector draw:style-name="gr4" draw:text-style-name="P3" draw:layer="layout" draw:type="line" svg:x1="21.509cm" svg:y1="28.953cm" svg:x2="24.724cm" svg:y2="28.94cm" draw:start-shape="id37" draw:start-glue-point="1" draw:end-shape="id38" draw:end-glue-point="2" svg:d="M21509 28953l3215-13" svg:viewBox="0 0 3216 14">
          <text:p/>
        </draw:connector>
        <draw:frame draw:style-name="gr8" draw:text-style-name="P4" draw:layer="layout" svg:width="2.407cm" svg:height="0.962cm" svg:x="22.596cm" svg:y="6.299cm">
          <draw:text-box>
            <text:p>Output</text:p>
          </draw:text-box>
        </draw:frame>
      </draw:page>
      <draw:page draw:name="page5" draw:style-name="dp1" draw:master-page-name="Default">
        <draw:custom-shape draw:style-name="gr23" draw:text-style-name="P9" xml:id="id41" draw:id="id41" draw:layer="layout" svg:width="4.572cm" svg:height="1.905cm" svg:x="3.937cm" svg:y="2.35cm">
          <draw:glue-point draw:id="4" svg:x="2.5cm" svg:y="4.671cm"/>
          <text:p text:style-name="P2">A1</text:p>
          <draw:enhanced-geometry svg:viewBox="0 0 21600 21600" draw:type="rectangle" draw:enhanced-path="M 0 0 L 21600 0 21600 21600 0 21600 0 0 Z N"/>
        </draw:custom-shape>
        <draw:custom-shape draw:style-name="gr23" draw:text-style-name="P9" xml:id="id39" draw:id="id39" draw:layer="layout" svg:width="4.572cm" svg:height="1.905cm" svg:x="3.937cm" svg:y="5.35cm">
          <draw:glue-point draw:id="4" svg:x="2.5cm" svg:y="4.671cm"/>
          <text:p text:style-name="P2">A2</text:p>
          <draw:enhanced-geometry svg:viewBox="0 0 21600 21600" draw:type="rectangle" draw:enhanced-path="M 0 0 L 21600 0 21600 21600 0 21600 0 0 Z N"/>
        </draw:custom-shape>
        <draw:custom-shape draw:style-name="gr23" draw:text-style-name="P9" xml:id="id42" draw:id="id42" draw:layer="layout" svg:width="4.572cm" svg:height="1.905cm" svg:x="3.937cm" svg:y="8.35cm">
          <draw:glue-point draw:id="4" svg:x="2.5cm" svg:y="4.671cm"/>
          <text:p text:style-name="P2">A3</text:p>
          <draw:enhanced-geometry svg:viewBox="0 0 21600 21600" draw:type="rectangle" draw:enhanced-path="M 0 0 L 21600 0 21600 21600 0 21600 0 0 Z N"/>
        </draw:custom-shape>
        <draw:custom-shape draw:style-name="gr23" draw:text-style-name="P9" xml:id="id40" draw:id="id40" draw:layer="layout" svg:width="4.572cm" svg:height="1.905cm" svg:x="11.937cm" svg:y="5.35cm">
          <draw:glue-point draw:id="4" svg:x="2.5cm" svg:y="4.671cm"/>
          <draw:glue-point draw:id="5" svg:x="-5.089cm" svg:y="-2.997cm"/>
          <draw:glue-point draw:id="6" svg:x="-5.089cm" svg:y="2.335cm"/>
          <text:p text:style-name="P2">Output</text:p>
          <text:p text:style-name="P2">Selector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.509cm" svg:y1="6.302cm" svg:x2="11.937cm" svg:y2="6.302cm" draw:start-shape="id39" draw:start-glue-point="1" draw:end-shape="id40" draw:end-glue-point="3" svg:d="M8509 6302h3428" svg:viewBox="0 0 3429 1">
          <text:p/>
        </draw:connector>
        <draw:connector draw:style-name="gr4" draw:text-style-name="P3" draw:layer="layout" svg:x1="8.509cm" svg:y1="3.302cm" svg:x2="11.937cm" svg:y2="5.732cm" draw:start-shape="id41" draw:start-glue-point="1" draw:end-shape="id40" draw:end-glue-point="5" svg:d="M8509 3302h1714v2430h1714" svg:viewBox="0 0 3429 2431">
          <text:p/>
        </draw:connector>
        <draw:connector draw:style-name="gr4" draw:text-style-name="P3" draw:layer="layout" svg:x1="8.509cm" svg:y1="9.302cm" svg:x2="11.937cm" svg:y2="6.746cm" draw:start-shape="id42" draw:start-glue-point="1" draw:end-shape="id40" draw:end-glue-point="6" svg:d="M8509 9302h1714v-2556h1714" svg:viewBox="0 0 3429 2557">
          <text:p/>
        </draw:connector>
        <draw:frame draw:style-name="gr8" draw:text-style-name="P4" xml:id="id43" draw:id="id43" draw:layer="layout" svg:width="1.912cm" svg:height="0.962cm" svg:x="-1.576cm" svg:y="5.812cm">
          <draw:text-box>
            <text:p>Input</text:p>
          </draw:text-box>
        </draw:frame>
        <draw:connector draw:style-name="gr4" draw:text-style-name="P3" draw:layer="layout" svg:x1="0.336cm" svg:y1="6.293cm" svg:x2="3.937cm" svg:y2="3.302cm" draw:start-shape="id43" draw:start-glue-point="1" draw:end-shape="id41" draw:end-glue-point="3" svg:d="M336 6293h1780v-2991h1821" svg:viewBox="0 0 3602 2992">
          <text:p/>
        </draw:connector>
        <draw:connector draw:style-name="gr4" draw:text-style-name="P3" draw:layer="layout" svg:x1="0.336cm" svg:y1="6.293cm" svg:x2="3.937cm" svg:y2="9.302cm" draw:start-shape="id43" draw:start-glue-point="1" draw:end-shape="id42" draw:end-glue-point="3" svg:d="M336 6293h1780v3009h1821" svg:viewBox="0 0 3602 3010">
          <text:p/>
        </draw:connector>
        <draw:connector draw:style-name="gr4" draw:text-style-name="P3" draw:layer="layout" svg:x1="0.336cm" svg:y1="6.293cm" svg:x2="3.937cm" svg:y2="6.302cm" draw:start-shape="id43" draw:start-glue-point="1" draw:end-shape="id39" draw:end-glue-point="3" svg:d="M336 6293h1780v9h1821" svg:viewBox="0 0 3602 10">
          <text:p/>
        </draw:connector>
        <draw:frame draw:style-name="gr8" draw:text-style-name="P4" xml:id="id44" draw:id="id44" draw:layer="layout" svg:width="2.407cm" svg:height="0.962cm" svg:x="19.424cm" svg:y="5.833cm">
          <draw:text-box>
            <text:p>Output</text:p>
          </draw:text-box>
        </draw:frame>
        <draw:connector draw:style-name="gr4" draw:text-style-name="P3" draw:layer="layout" draw:type="line" svg:x1="16.509cm" svg:y1="6.302cm" svg:x2="19.424cm" svg:y2="6.314cm" draw:start-shape="id40" draw:start-glue-point="1" draw:end-shape="id44" svg:d="M16509 6302l2915 12" svg:viewBox="0 0 2916 13">
          <text:p/>
        </draw:connector>
        <draw:custom-shape draw:style-name="gr23" draw:text-style-name="P9" xml:id="id47" draw:id="id47" draw:layer="layout" svg:width="4.572cm" svg:height="1.905cm" svg:x="3.938cm" svg:y="14.35cm">
          <draw:glue-point draw:id="4" svg:x="2.5cm" svg:y="4.671cm"/>
          <text:p text:style-name="P2">Version 1</text:p>
          <draw:enhanced-geometry svg:viewBox="0 0 21600 21600" draw:type="rectangle" draw:enhanced-path="M 0 0 L 21600 0 21600 21600 0 21600 0 0 Z N"/>
        </draw:custom-shape>
        <draw:custom-shape draw:style-name="gr23" draw:text-style-name="P9" xml:id="id45" draw:id="id45" draw:layer="layout" svg:width="4.572cm" svg:height="1.905cm" svg:x="3.938cm" svg:y="17.35cm">
          <draw:glue-point draw:id="4" svg:x="2.5cm" svg:y="4.671cm"/>
          <text:p text:style-name="P2">Version 2</text:p>
          <draw:enhanced-geometry svg:viewBox="0 0 21600 21600" draw:type="rectangle" draw:enhanced-path="M 0 0 L 21600 0 21600 21600 0 21600 0 0 Z N"/>
        </draw:custom-shape>
        <draw:custom-shape draw:style-name="gr23" draw:text-style-name="P9" xml:id="id48" draw:id="id48" draw:layer="layout" svg:width="4.572cm" svg:height="1.905cm" svg:x="3.938cm" svg:y="20.35cm">
          <draw:glue-point draw:id="4" svg:x="2.5cm" svg:y="4.671cm"/>
          <text:p text:style-name="P2">Version 3</text:p>
          <draw:enhanced-geometry svg:viewBox="0 0 21600 21600" draw:type="rectangle" draw:enhanced-path="M 0 0 L 21600 0 21600 21600 0 21600 0 0 Z N"/>
        </draw:custom-shape>
        <draw:custom-shape draw:style-name="gr23" draw:text-style-name="P9" xml:id="id46" draw:id="id46" draw:layer="layout" svg:width="4.572cm" svg:height="1.905cm" svg:x="14.938cm" svg:y="17.35cm">
          <draw:glue-point draw:id="4" svg:x="2.5cm" svg:y="4.671cm"/>
          <draw:glue-point draw:id="5" svg:x="-5.089cm" svg:y="-2.997cm"/>
          <draw:glue-point draw:id="6" svg:x="-5.089cm" svg:y="2.335cm"/>
          <text:p text:style-name="P2">Output</text:p>
          <text:p text:style-name="P2">Selector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.51cm" svg:y1="18.302cm" svg:x2="14.938cm" svg:y2="18.302cm" draw:start-shape="id45" draw:start-glue-point="1" draw:end-shape="id46" draw:end-glue-point="3" svg:d="M8510 18302h6428" svg:viewBox="0 0 6429 1">
          <text:p/>
        </draw:connector>
        <draw:connector draw:style-name="gr4" draw:text-style-name="P3" draw:layer="layout" draw:line-skew="-1.072cm" svg:x1="8.51cm" svg:y1="15.302cm" svg:x2="14.938cm" svg:y2="17.732cm" draw:start-shape="id47" draw:start-glue-point="1" draw:end-shape="id46" draw:end-glue-point="5" svg:d="M8510 15302h2142v2430h4286" svg:viewBox="0 0 6429 2431">
          <text:p/>
        </draw:connector>
        <draw:connector draw:style-name="gr4" draw:text-style-name="P3" draw:layer="layout" draw:line-skew="-1.072cm" svg:x1="8.51cm" svg:y1="21.302cm" svg:x2="14.938cm" svg:y2="18.746cm" draw:start-shape="id48" draw:start-glue-point="1" draw:end-shape="id46" draw:end-glue-point="6" svg:d="M8510 21302h2142v-2556h4286" svg:viewBox="0 0 6429 2557">
          <text:p/>
        </draw:connector>
        <draw:frame draw:style-name="gr8" draw:text-style-name="P4" xml:id="id49" draw:id="id49" draw:layer="layout" svg:width="1.912cm" svg:height="0.962cm" svg:x="-1.575cm" svg:y="17.812cm">
          <draw:text-box>
            <text:p>Input</text:p>
          </draw:text-box>
        </draw:frame>
        <draw:connector draw:style-name="gr4" draw:text-style-name="P3" draw:layer="layout" svg:x1="0.337cm" svg:y1="18.293cm" svg:x2="3.938cm" svg:y2="15.302cm" draw:start-shape="id49" draw:start-glue-point="1" draw:end-shape="id47" draw:end-glue-point="3" svg:d="M337 18293h1780v-2991h1821" svg:viewBox="0 0 3602 2992">
          <text:p/>
        </draw:connector>
        <draw:connector draw:style-name="gr4" draw:text-style-name="P3" draw:layer="layout" svg:x1="0.337cm" svg:y1="18.293cm" svg:x2="3.938cm" svg:y2="21.302cm" draw:start-shape="id49" draw:start-glue-point="1" draw:end-shape="id48" draw:end-glue-point="3" svg:d="M337 18293h1780v3009h1821" svg:viewBox="0 0 3602 3010">
          <text:p/>
        </draw:connector>
        <draw:connector draw:style-name="gr4" draw:text-style-name="P3" draw:layer="layout" svg:x1="0.337cm" svg:y1="18.293cm" svg:x2="3.938cm" svg:y2="18.302cm" draw:start-shape="id49" draw:start-glue-point="1" draw:end-shape="id45" draw:end-glue-point="3" svg:d="M337 18293h1780v9h1821" svg:viewBox="0 0 3602 10">
          <text:p/>
        </draw:connector>
        <draw:frame draw:style-name="gr8" draw:text-style-name="P4" xml:id="id50" draw:id="id50" draw:layer="layout" svg:width="2.542cm" svg:height="1.673cm" svg:x="22.425cm" svg:y="17.459cm">
          <draw:text-box>
            <text:p>Agreed</text:p>
            <text:p>result</text:p>
          </draw:text-box>
        </draw:frame>
        <draw:connector draw:style-name="gr4" draw:text-style-name="P3" draw:layer="layout" draw:type="line" svg:x1="19.51cm" svg:y1="18.302cm" svg:x2="22.425cm" svg:y2="18.295cm" draw:start-shape="id46" draw:start-glue-point="1" draw:end-shape="id50" svg:d="M19510 18302l2915-7" svg:viewBox="0 0 2916 8">
          <text:p/>
        </draw:connector>
        <draw:custom-shape draw:style-name="gr23" draw:text-style-name="P9" xml:id="id51" draw:id="id51" draw:layer="layout" svg:width="4.572cm" svg:height="1.905cm" svg:x="14.938cm" svg:y="21.396cm">
          <draw:glue-point draw:id="4" svg:x="2.5cm" svg:y="4.671cm"/>
          <draw:glue-point draw:id="5" svg:x="-5.089cm" svg:y="-2.997cm"/>
          <draw:glue-point draw:id="6" svg:x="-5.089cm" svg:y="2.335cm"/>
          <text:p text:style-name="P2">Fault</text:p>
          <text:p text:style-name="P2">manager</text:p>
          <draw:enhanced-geometry svg:viewBox="0 0 21600 21600" draw:type="rectangle" draw:enhanced-path="M 0 0 L 21600 0 21600 21600 0 21600 0 0 Z N"/>
        </draw:custom-shape>
        <draw:custom-shape draw:style-name="gr29" draw:text-style-name="P12" xml:id="id52" draw:id="id52" draw:layer="layout" svg:width="10.668cm" svg:height="9.906cm" svg:x="1.381cm" svg:y="13.827cm">
          <draw:glue-point draw:id="4" svg:x="5cm" svg:y="3.589cm"/>
          <text:p text:style-name="P2"><text:span text:style-name="T4">N software </text:span><text:span text:style-name="T4">versions</text:span></text:p>
          <draw:enhanced-geometry svg:viewBox="0 0 21600 21600" draw:type="rectangle" draw:enhanced-path="M 0 0 L 21600 0 21600 21600 0 21600 0 0 Z N"/>
        </draw:custom-shape>
        <draw:connector draw:style-name="gr21" draw:text-style-name="P3" draw:layer="layout" draw:type="line" svg:x1="14.938cm" svg:y1="22.348cm" svg:x2="12.049cm" svg:y2="22.335cm" draw:start-shape="id51" draw:start-glue-point="3" draw:end-shape="id52" draw:end-glue-point="4" svg:d="M14938 22348l-2889-13" svg:viewBox="0 0 2890 14">
          <text:p/>
        </draw:connector>
        <draw:connector draw:style-name="gr21" draw:text-style-name="P3" draw:layer="layout" draw:type="line" svg:x1="17.224cm" svg:y1="19.255cm" svg:x2="17.224cm" svg:y2="21.396cm" draw:start-shape="id46" draw:start-glue-point="2" draw:end-shape="id51" draw:end-glue-point="0" svg:d="M17224 19255v2141" svg:viewBox="0 0 1 2142">
          <text:p/>
        </draw:connector>
      </draw:page>
      <draw:page draw:name="page6" draw:style-name="dp1" draw:master-page-name="Default">
        <draw:custom-shape draw:style-name="gr30" draw:text-style-name="P9" xml:id="id53" draw:id="id53" draw:layer="layout" svg:width="4.572cm" svg:height="2.386cm" svg:x="-0.222cm" svg:y="1.758cm">
          <text:p text:style-name="P2">Identify</text:p>
          <text:p text:style-name="P2">operational</text:p>
          <text:p text:style-name="P2">profiles</text:p>
          <draw:enhanced-geometry svg:viewBox="0 0 21600 21600" draw:path-stretchpoint-x="10800" draw:path-stretchpoint-y="10800" draw:text-areas="?f3 ?f4 ?f5 ?f6" draw:type="round-rectangle" draw:modifiers="85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xml:id="id54" draw:id="id54" draw:layer="layout" svg:width="4.572cm" svg:height="2.386cm" svg:x="5.779cm" svg:y="1.759cm">
          <text:p text:style-name="P2">Prepare test</text:p>
          <text:p text:style-name="P2">data set</text:p>
          <draw:enhanced-geometry svg:viewBox="0 0 21600 21600" draw:path-stretchpoint-x="10800" draw:path-stretchpoint-y="10800" draw:text-areas="?f3 ?f4 ?f5 ?f6" draw:type="round-rectangle" draw:modifiers="85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xml:id="id55" draw:id="id55" draw:layer="layout" svg:width="4.572cm" svg:height="2.386cm" svg:x="11.78cm" svg:y="1.76cm">
          <text:p text:style-name="P2">Apply tests</text:p>
          <text:p text:style-name="P2">to system</text:p>
          <draw:enhanced-geometry svg:viewBox="0 0 21600 21600" draw:path-stretchpoint-x="10800" draw:path-stretchpoint-y="10800" draw:text-areas="?f3 ?f4 ?f5 ?f6" draw:type="round-rectangle" draw:modifiers="85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xml:id="id56" draw:id="id56" draw:layer="layout" svg:width="4.572cm" svg:height="2.386cm" svg:x="17.781cm" svg:y="1.761cm">
          <text:p text:style-name="P2">Compute</text:p>
          <text:p text:style-name="P2">observed</text:p>
          <text:p text:style-name="P2">reliability</text:p>
          <draw:enhanced-geometry svg:viewBox="0 0 21600 21600" draw:path-stretchpoint-x="10800" draw:path-stretchpoint-y="10800" draw:text-areas="?f3 ?f4 ?f5 ?f6" draw:type="round-rectangle" draw:modifiers="85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3" draw:layer="layout" draw:type="line" svg:x1="4.35cm" svg:y1="2.951cm" svg:x2="5.779cm" svg:y2="2.952cm" draw:start-shape="id53" draw:start-glue-point="1" draw:end-shape="id54" draw:end-glue-point="3" svg:d="M4350 2951l1429 1" svg:viewBox="0 0 1430 2">
          <text:p/>
        </draw:connector>
        <draw:connector draw:style-name="gr31" draw:text-style-name="P13" draw:layer="layout" draw:type="line" svg:x1="10.351cm" svg:y1="2.952cm" svg:x2="11.78cm" svg:y2="2.953cm" draw:start-shape="id54" draw:start-glue-point="1" draw:end-shape="id55" svg:d="M10351 2952l1429 1" svg:viewBox="0 0 1430 2">
          <text:p/>
        </draw:connector>
        <draw:connector draw:style-name="gr31" draw:text-style-name="P13" draw:layer="layout" draw:type="line" svg:x1="16.352cm" svg:y1="2.953cm" svg:x2="17.781cm" svg:y2="2.954cm" draw:start-shape="id55" draw:start-glue-point="1" draw:end-shape="id56" draw:end-glue-point="3" svg:d="M16352 2953l1429 1" svg:viewBox="0 0 1430 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2T21:27:44.463886807</meta:creation-date>
    <meta:generator>LibreOffice/6.4.4.2$Linux_X86_64 LibreOffice_project/40$Build-2</meta:generator>
    <dc:date>2020-07-22T22:23:51.583736512</dc:date>
    <meta:editing-duration>PT2M25S</meta:editing-duration>
    <meta:editing-cycles>1</meta:editing-cycles>
    <meta:document-statistic meta:object-count="153"/>
  </office:meta>
</office:document-meta>
</file>